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.937cm" svg:y="3.608cm">
            <draw:object draw:notify-on-update-of-ranges="Feuille1.A1:Feuille1.A1 Feuille1.A2:Feuille1.A6 Feuille1.B1:Feuille1.B1 Feuille1.B2:Feuille1.B6 Feuille1.C1:Feuille1.C1 Feuille1.C2:Feuille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 unbounded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6244314.4899285" calcext:value-type="float">
            <text:p>1,62E+007</text:p>
          </table:table-cell>
          <table:table-cell table:style-name="ce1" office:value-type="float" office:value="9778038.52547179" calcext:value-type="float">
            <text:p>9,78E+006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1929824.5614035" calcext:value-type="float">
            <text:p>2,19E+007</text:p>
          </table:table-cell>
          <table:table-cell office:value-type="float" office:value="7418397.62611276" calcext:value-type="float">
            <text:p>7418397,62611276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17953321.3644524" calcext:value-type="float">
            <text:p>1,80E+007</text:p>
          </table:table-cell>
          <table:table-cell office:value-type="float" office:value="6635700.066357" calcext:value-type="float">
            <text:p>6635700,066357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office:value-type="float" office:value="6184291.89857761" calcext:value-type="float">
            <text:p>6184291,89857761</text:p>
          </table:table-cell>
          <table:table-cell office:value-type="float" office:value="1528350.90936879" calcext:value-type="float">
            <text:p>1528350,90936879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office:value-type="float" office:value="749063.670411985" calcext:value-type="float">
            <text:p>749063,670411985</text:p>
          </table:table-cell>
          <table:table-cell office:value-type="float" office:value="152114.390021296" calcext:value-type="float">
            <text:p>152114,390021296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2">
          <table:table-cell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1:29:34.589065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31T13:36:20.743405999</dc:date>
    <meta:editing-duration>PT43M28S</meta:editing-duration>
    <meta:editing-cycles>4</meta:editing-cycles>
    <meta:generator>LibreOffice/4.3.7.2$Linux_X86_64 LibreOffice_project/43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435cm" svg:y="3.952cm" style:legend-expansion="high" chart:style-name="ch2"/>
        <chart:plot-area chart:style-name="ch3" table:cell-range-address="Feuille1.A1:Feuille1.C6" chart:data-source-has-labels="both" svg:x="0.32cm" svg:y="0.18cm" svg:width="10.795cm" svg:height="8.64cm">
          <chartooo:coordinate-region svg:x="2.238cm" svg:y="0.379cm" svg:width="8.708cm" svg:height="7.396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6244314.4899285">
                <text:p>16244314.4899285</text:p>
                <draw:g>
                  <svg:desc>Feuille1.B2:Feuille1.B6</svg:desc>
                </draw:g>
              </table:table-cell>
              <table:table-cell office:value-type="float" office:value="9778038.52547179">
                <text:p>9778038.52547179</text:p>
                <draw:g>
                  <svg:desc>Feuille1.C2:Feuille1.C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1929824.5614035">
                <text:p>21929824.5614035</text:p>
              </table:table-cell>
              <table:table-cell office:value-type="float" office:value="7418397.62611276">
                <text:p>7418397.62611276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17953321.3644524">
                <text:p>17953321.3644524</text:p>
              </table:table-cell>
              <table:table-cell office:value-type="float" office:value="6635700.066357">
                <text:p>6635700.066357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6184291.89857761">
                <text:p>6184291.89857761</text:p>
              </table:table-cell>
              <table:table-cell office:value-type="float" office:value="1528350.90936879">
                <text:p>1528350.90936879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49063.670411985">
                <text:p>749063.670411985</text:p>
              </table:table-cell>
              <table:table-cell office:value-type="float" office:value="152114.390021296">
                <text:p>152114.390021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